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Pictures/20000011000000DD000000DD6B0E808A.svm" manifest:media-type=""/>
  <manifest:file-entry manifest:full-path="Object 1/Pictures/20000011000000DD000000DDB1B86C74.svm" manifest:media-type="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61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1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 style:data-style-name="N108"/>
    <style:style style:name="ce3" style:family="table-cell" style:parent-style-name="Default" style:data-style-name="N109"/>
    <style:style style:name="ce4" style:family="table-cell" style:parent-style-name="Default" style:data-style-name="N1"/>
    <style:style style:name="gr1" style:family="graphic">
      <style:graphic-properties draw:ole-draw-aspect="1"/>
    </style:style>
    <style:style style:name="T1" style:family="text">
      <style:text-properties fo:color="#1a1a1a" style:font-name="DejaVu Sans1" fo:language="none" fo:country="none" style:font-name-asian="DejaVu Sans1" style:font-size-asian="5.59999990463257pt" style:language-asian="none" style:country-asian="none" style:font-name-complex="DejaVu Sans1" style:font-size-complex="5.59999990463257pt" style:language-complex="none" style:country-complex="none"/>
    </style:style>
  </office:automatic-styles>
  <office:body>
    <office:spreadsheet>
      <table:table table:name="Tabelle1" table:style-name="ta1">
        <table:shapes>
          <draw:frame draw:z-index="0" draw:style-name="gr1" svg:width="21.191cm" svg:height="13.636cm" svg:x="22.017cm" svg:y="2.005cm">
            <draw:object draw:notify-on-update-of-ranges="Tabelle1.A7:Tabelle1.A7 Tabelle1.D6:Tabelle1.D6 Tabelle1.D6:Tabelle1.D6 Tabelle1.D7:Tabelle1.D30 Tabelle1.A7:Tabelle1.A30 Tabelle1.H6:Tabelle1.H6 Tabelle1.H7:Tabelle1.H30 Tabelle1.A7:Tabelle1.A3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number-columns-repeated="9"/>
        </table:table-row>
        <table:table-row table:style-name="ro2">
          <table:table-cell office:value-type="string">
            <text:p>R_Uref [Ohm]</text:p>
          </table:table-cell>
          <table:table-cell office:value-type="string">
            <text:p>U_ref [V]</text:p>
          </table:table-cell>
          <table:table-cell office:value-type="string">
            <text:p>Rf [kOhm]</text:p>
          </table:table-cell>
          <table:table-cell office:value-type="string">
            <text:p>RI [kOhm]</text:p>
          </table:table-cell>
          <table:table-cell office:value-type="string">
            <text:p>V_UF</text:p>
          </table:table-cell>
          <table:table-cell table:number-columns-repeated="4"/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2.56">
            <text:p>2,56</text:p>
          </table:table-cell>
          <table:table-cell office:value-type="float" office:value="10">
            <text:p>10</text:p>
          </table:table-cell>
          <table:table-cell office:value-type="float" office:value="6.7">
            <text:p>6,7</text:p>
          </table:table-cell>
          <table:table-cell table:formula="of:=1+([.C3]/[.D3])" office:value-type="float" office:value="2.49253731343284">
            <text:p>2,4925373134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3">
          <table:table-cell office:value-type="string">
            <text:p>(°C)</text:p>
          </table:table-cell>
          <table:table-cell table:style-name="ce1" office:value-type="string">
            <text:p>TEMP.</text:p>
            <text:p><text:span text:style-name="T1">COEFF.</text:span></text:p>
          </table:table-cell>
          <table:table-cell office:value-type="string">
            <text:p>MIN.</text:p>
          </table:table-cell>
          <table:table-cell office:value-type="string">
            <text:p>R_Typ</text:p>
          </table:table-cell>
          <table:table-cell office:value-type="string">
            <text:p>MAX.</text:p>
          </table:table-cell>
          <table:table-cell office:value-type="string">
            <text:p>I_KTY [A]</text:p>
          </table:table-cell>
          <table:table-cell office:value-type="string">
            <text:p>U_OP+</text:p>
          </table:table-cell>
          <table:table-cell office:value-type="string">
            <text:p>U_ADC</text:p>
          </table:table-cell>
          <table:table-cell office:value-type="string">
            <text:p>ADC_val</text:p>
          </table:table-cell>
        </table:table-row>
        <table:table-row table:style-name="ro1">
          <table:table-cell office:value-type="float" office:value="-55">
            <text:p>-55</text:p>
          </table:table-cell>
          <table:table-cell office:value-type="float" office:value="0.99">
            <text:p>0,99</text:p>
          </table:table-cell>
          <table:table-cell office:value-type="float" office:value="475">
            <text:p>475</text:p>
          </table:table-cell>
          <table:table-cell office:value-type="float" office:value="490">
            <text:p>490</text:p>
          </table:table-cell>
          <table:table-cell office:value-type="float" office:value="505">
            <text:p>505</text:p>
          </table:table-cell>
          <table:table-cell table:style-name="ce2" table:formula="of:=[.$B$3]/([.$A$3]+[.D7])" office:value-type="float" office:value="0.000675461741424802">
            <text:p>0,000675</text:p>
          </table:table-cell>
          <table:table-cell table:style-name="ce3" table:formula="of:=[.D7]*[.F7]" office:value-type="float" office:value="0.330976253298153">
            <text:p>0,331</text:p>
          </table:table-cell>
          <table:table-cell table:style-name="ce3" table:formula="of:=[.$E$3]*[.G7]" office:value-type="float" office:value="0.824970661205844">
            <text:p>0,825</text:p>
          </table:table-cell>
          <table:table-cell table:style-name="ce4" table:formula="of:=1023/[.$B$3]*[.H7]" office:value-type="float" office:value="329.666010317804">
            <text:p>330</text:p>
          </table:table-cell>
        </table:table-row>
        <table:table-row table:style-name="ro1">
          <table:table-cell office:value-type="float" office:value="-50">
            <text:p>-50</text:p>
          </table:table-cell>
          <table:table-cell office:value-type="float" office:value="0.98">
            <text:p>0,98</text:p>
          </table:table-cell>
          <table:table-cell office:value-type="float" office:value="500">
            <text:p>500</text:p>
          </table:table-cell>
          <table:table-cell office:value-type="float" office:value="515">
            <text:p>515</text:p>
          </table:table-cell>
          <table:table-cell office:value-type="float" office:value="530">
            <text:p>530</text:p>
          </table:table-cell>
          <table:table-cell table:style-name="ce2" table:formula="of:=[.$B$3]/([.$A$3]+[.D8])" office:value-type="float" office:value="0.000671035386631717">
            <text:p>0,000671</text:p>
          </table:table-cell>
          <table:table-cell table:style-name="ce3" table:formula="of:=[.D8]*[.F8]" office:value-type="float" office:value="0.345583224115334">
            <text:p>0,346</text:p>
          </table:table-cell>
          <table:table-cell table:style-name="ce3" table:formula="of:=[.$E$3]*[.G8]" office:value-type="float" office:value="0.861379081003893">
            <text:p>0,861</text:p>
          </table:table-cell>
          <table:table-cell table:style-name="ce4" table:formula="of:=1023/[.$B$3]*[.H8]" office:value-type="float" office:value="344.21515619804">
            <text:p>344</text:p>
          </table:table-cell>
        </table:table-row>
        <table:table-row table:style-name="ro1">
          <table:table-cell office:value-type="float" office:value="-40">
            <text:p>-40</text:p>
          </table:table-cell>
          <table:table-cell office:value-type="float" office:value="0.96">
            <text:p>0,96</text:p>
          </table:table-cell>
          <table:table-cell office:value-type="float" office:value="552">
            <text:p>552</text:p>
          </table:table-cell>
          <table:table-cell office:value-type="float" office:value="567">
            <text:p>567</text:p>
          </table:table-cell>
          <table:table-cell office:value-type="float" office:value="582">
            <text:p>582</text:p>
          </table:table-cell>
          <table:table-cell table:style-name="ce2" table:formula="of:=[.$B$3]/([.$A$3]+[.D9])" office:value-type="float" office:value="0.000662011895526248">
            <text:p>0,000662</text:p>
          </table:table-cell>
          <table:table-cell table:style-name="ce3" table:formula="of:=[.D9]*[.F9]" office:value-type="float" office:value="0.375360744763382">
            <text:p>0,375</text:p>
          </table:table-cell>
          <table:table-cell table:style-name="ce3" table:formula="of:=[.$E$3]*[.G9]" office:value-type="float" office:value="0.93560066232067">
            <text:p>0,936</text:p>
          </table:table-cell>
          <table:table-cell table:style-name="ce4" table:formula="of:=1023/[.$B$3]*[.H9]" office:value-type="float" office:value="373.874795919549">
            <text:p>374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float" office:value="0.93">
            <text:p>0,93</text:p>
          </table:table-cell>
          <table:table-cell office:value-type="float" office:value="609">
            <text:p>609</text:p>
          </table:table-cell>
          <table:table-cell office:value-type="float" office:value="624">
            <text:p>624</text:p>
          </table:table-cell>
          <table:table-cell office:value-type="float" office:value="638">
            <text:p>638</text:p>
          </table:table-cell>
          <table:table-cell table:style-name="ce2" table:formula="of:=[.$B$3]/([.$A$3]+[.D10])" office:value-type="float" office:value="0.000652395514780836">
            <text:p>0,000652</text:p>
          </table:table-cell>
          <table:table-cell table:style-name="ce3" table:formula="of:=[.D10]*[.F10]" office:value-type="float" office:value="0.407094801223242">
            <text:p>0,407</text:p>
          </table:table-cell>
          <table:table-cell table:style-name="ce3" table:formula="of:=[.$E$3]*[.G10]" office:value-type="float" office:value="1.01469898215345">
            <text:p>1,015</text:p>
          </table:table-cell>
          <table:table-cell table:style-name="ce4" table:formula="of:=1023/[.$B$3]*[.H10]" office:value-type="float" office:value="405.483226071477">
            <text:p>405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float" office:value="0.91">
            <text:p>0,91</text:p>
          </table:table-cell>
          <table:table-cell office:value-type="float" office:value="669">
            <text:p>669</text:p>
          </table:table-cell>
          <table:table-cell office:value-type="float" office:value="684">
            <text:p>684</text:p>
          </table:table-cell>
          <table:table-cell office:value-type="float" office:value="698">
            <text:p>698</text:p>
          </table:table-cell>
          <table:table-cell table:style-name="ce2" table:formula="of:=[.$B$3]/([.$A$3]+[.D11])" office:value-type="float" office:value="0.000642570281124498">
            <text:p>0,000643</text:p>
          </table:table-cell>
          <table:table-cell table:style-name="ce3" table:formula="of:=[.D11]*[.F11]" office:value-type="float" office:value="0.439518072289157">
            <text:p>0,440</text:p>
          </table:table-cell>
          <table:table-cell table:style-name="ce3" table:formula="of:=[.$E$3]*[.G11]" office:value-type="float" office:value="1.09551519510879">
            <text:p>1,096</text:p>
          </table:table-cell>
          <table:table-cell table:style-name="ce4" table:formula="of:=1023/[.$B$3]*[.H11]" office:value-type="float" office:value="437.778142420428">
            <text:p>438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0.8">
            <text:p>0,8</text:p>
          </table:table-cell>
          <table:table-cell office:value-type="float" office:value="733">
            <text:p>733</text:p>
          </table:table-cell>
          <table:table-cell office:value-type="float" office:value="747">
            <text:p>747</text:p>
          </table:table-cell>
          <table:table-cell office:value-type="float" office:value="761">
            <text:p>761</text:p>
          </table:table-cell>
          <table:table-cell table:style-name="ce2" table:formula="of:=[.$B$3]/([.$A$3]+[.D12])" office:value-type="float" office:value="0.000632567333827527">
            <text:p>0,000633</text:p>
          </table:table-cell>
          <table:table-cell table:style-name="ce3" table:formula="of:=[.D12]*[.F12]" office:value-type="float" office:value="0.472527798369162">
            <text:p>0,473</text:p>
          </table:table-cell>
          <table:table-cell table:style-name="ce3" table:formula="of:=[.$E$3]*[.G12]" office:value-type="float" office:value="1.1777931690694">
            <text:p>1,178</text:p>
          </table:table-cell>
          <table:table-cell table:style-name="ce4" table:formula="of:=1023/[.$B$3]*[.H12]" office:value-type="float" office:value="470.657192171094">
            <text:p>47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5">
            <text:p>0,85</text:p>
          </table:table-cell>
          <table:table-cell office:value-type="float" office:value="802">
            <text:p>802</text:p>
          </table:table-cell>
          <table:table-cell office:value-type="float" office:value="815">
            <text:p>815</text:p>
          </table:table-cell>
          <table:table-cell office:value-type="float" office:value="828">
            <text:p>828</text:p>
          </table:table-cell>
          <table:table-cell table:style-name="ce2" table:formula="of:=[.$B$3]/([.$A$3]+[.D13])" office:value-type="float" office:value="0.000622114216281895">
            <text:p>0,000622</text:p>
          </table:table-cell>
          <table:table-cell table:style-name="ce3" table:formula="of:=[.D13]*[.F13]" office:value-type="float" office:value="0.507023086269745">
            <text:p>0,507</text:p>
          </table:table-cell>
          <table:table-cell table:style-name="ce3" table:formula="of:=[.$E$3]*[.G13]" office:value-type="float" office:value="1.26377396129921">
            <text:p>1,264</text:p>
          </table:table-cell>
          <table:table-cell table:style-name="ce4" table:formula="of:=1023/[.$B$3]*[.H13]" office:value-type="float" office:value="505.015922816053">
            <text:p>50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3">
            <text:p>0,83</text:p>
          </table:table-cell>
          <table:table-cell office:value-type="float" office:value="874">
            <text:p>874</text:p>
          </table:table-cell>
          <table:table-cell office:value-type="float" office:value="886">
            <text:p>886</text:p>
          </table:table-cell>
          <table:table-cell office:value-type="float" office:value="898">
            <text:p>898</text:p>
          </table:table-cell>
          <table:table-cell table:style-name="ce2" table:formula="of:=[.$B$3]/([.$A$3]+[.D14])" office:value-type="float" office:value="0.000611562350692785">
            <text:p>0,000612</text:p>
          </table:table-cell>
          <table:table-cell table:style-name="ce3" table:formula="of:=[.D14]*[.F14]" office:value-type="float" office:value="0.541844242713808">
            <text:p>0,542</text:p>
          </table:table-cell>
          <table:table-cell table:style-name="ce3" table:formula="of:=[.$E$3]*[.G14]" office:value-type="float" office:value="1.35056699303292">
            <text:p>1,351</text:p>
          </table:table-cell>
          <table:table-cell table:style-name="ce4" table:formula="of:=1023/[.$B$3]*[.H14]" office:value-type="float" office:value="539.699231981516">
            <text:p>54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">
            <text:p>0,8</text:p>
          </table:table-cell>
          <table:table-cell office:value-type="float" office:value="950">
            <text:p>950</text:p>
          </table:table-cell>
          <table:table-cell office:value-type="float" office:value="961">
            <text:p>961</text:p>
          </table:table-cell>
          <table:table-cell office:value-type="float" office:value="972">
            <text:p>972</text:p>
          </table:table-cell>
          <table:table-cell table:style-name="ce2" table:formula="of:=[.$B$3]/([.$A$3]+[.D15])" office:value-type="float" office:value="0.000600797934757099">
            <text:p>0,000601</text:p>
          </table:table-cell>
          <table:table-cell table:style-name="ce3" table:formula="of:=[.D15]*[.F15]" office:value-type="float" office:value="0.577366815301572">
            <text:p>0,577</text:p>
          </table:table-cell>
          <table:table-cell table:style-name="ce3" table:formula="of:=[.$E$3]*[.G15]" office:value-type="float" office:value="1.43910833067705">
            <text:p>1,439</text:p>
          </table:table-cell>
          <table:table-cell table:style-name="ce4" table:formula="of:=1023/[.$B$3]*[.H15]" office:value-type="float" office:value="575.081180579151">
            <text:p>57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79">
            <text:p>0,79</text:p>
          </table:table-cell>
          <table:table-cell office:value-type="float" office:value="990">
            <text:p>990</text:p>
          </table:table-cell>
          <table:table-cell office:value-type="float" office:value="1000">
            <text:p>1000</text:p>
          </table:table-cell>
          <table:table-cell office:value-type="float" office:value="1010">
            <text:p>1010</text:p>
          </table:table-cell>
          <table:table-cell table:style-name="ce2" table:formula="of:=[.$B$3]/([.$A$3]+[.D16])" office:value-type="float" office:value="0.000595348837209302">
            <text:p>0,000595</text:p>
          </table:table-cell>
          <table:table-cell table:style-name="ce3" table:formula="of:=[.D16]*[.F16]" office:value-type="float" office:value="0.595348837209302">
            <text:p>0,595</text:p>
          </table:table-cell>
          <table:table-cell table:style-name="ce3" table:formula="of:=[.$E$3]*[.G16]" office:value-type="float" office:value="1.48392919125304">
            <text:p>1,484</text:p>
          </table:table-cell>
          <table:table-cell table:style-name="ce4" table:formula="of:=1023/[.$B$3]*[.H16]" office:value-type="float" office:value="592.992016660882">
            <text:p>59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78">
            <text:p>0,78</text:p>
          </table:table-cell>
          <table:table-cell office:value-type="float" office:value="1029">
            <text:p>1029</text:p>
          </table:table-cell>
          <table:table-cell office:value-type="float" office:value="1040">
            <text:p>1040</text:p>
          </table:table-cell>
          <table:table-cell office:value-type="float" office:value="1051">
            <text:p>1051</text:p>
          </table:table-cell>
          <table:table-cell table:style-name="ce2" table:formula="of:=[.$B$3]/([.$A$3]+[.D17])" office:value-type="float" office:value="0.000589861751152074">
            <text:p>0,000590</text:p>
          </table:table-cell>
          <table:table-cell table:style-name="ce3" table:formula="of:=[.D17]*[.F17]" office:value-type="float" office:value="0.613456221198157">
            <text:p>0,613</text:p>
          </table:table-cell>
          <table:table-cell table:style-name="ce3" table:formula="of:=[.$E$3]*[.G17]" office:value-type="float" office:value="1.52906252149391">
            <text:p>1,529</text:p>
          </table:table-cell>
          <table:table-cell table:style-name="ce4" table:formula="of:=1023/[.$B$3]*[.H17]" office:value-type="float" office:value="611.027718550107">
            <text:p>61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75">
            <text:p>0,75</text:p>
          </table:table-cell>
          <table:table-cell office:value-type="float" office:value="1108">
            <text:p>1108</text:p>
          </table:table-cell>
          <table:table-cell office:value-type="float" office:value="1122">
            <text:p>1122</text:p>
          </table:table-cell>
          <table:table-cell office:value-type="float" office:value="1136">
            <text:p>1136</text:p>
          </table:table-cell>
          <table:table-cell table:style-name="ce2" table:formula="of:=[.$B$3]/([.$A$3]+[.D18])" office:value-type="float" office:value="0.000578923563998191">
            <text:p>0,000579</text:p>
          </table:table-cell>
          <table:table-cell table:style-name="ce3" table:formula="of:=[.D18]*[.F18]" office:value-type="float" office:value="0.64955223880597">
            <text:p>0,650</text:p>
          </table:table-cell>
          <table:table-cell table:style-name="ce3" table:formula="of:=[.$E$3]*[.G18]" office:value-type="float" office:value="1.61903319224772">
            <text:p>1,619</text:p>
          </table:table-cell>
          <table:table-cell table:style-name="ce4" table:formula="of:=1023/[.$B$3]*[.H18]" office:value-type="float" office:value="646.980842058365">
            <text:p>647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73">
            <text:p>0,73</text:p>
          </table:table-cell>
          <table:table-cell office:value-type="float" office:value="1192">
            <text:p>1192</text:p>
          </table:table-cell>
          <table:table-cell office:value-type="float" office:value="1209">
            <text:p>1209</text:p>
          </table:table-cell>
          <table:table-cell office:value-type="float" office:value="1225">
            <text:p>1225</text:p>
          </table:table-cell>
          <table:table-cell table:style-name="ce2" table:formula="of:=[.$B$3]/([.$A$3]+[.D19])" office:value-type="float" office:value="0.00056775338212464">
            <text:p>0,000568</text:p>
          </table:table-cell>
          <table:table-cell table:style-name="ce3" table:formula="of:=[.D19]*[.F19]" office:value-type="float" office:value="0.686413838988689">
            <text:p>0,686</text:p>
          </table:table-cell>
          <table:table-cell table:style-name="ce3" table:formula="of:=[.$E$3]*[.G19]" office:value-type="float" office:value="1.71091210613599">
            <text:p>1,711</text:p>
          </table:table-cell>
          <table:table-cell table:style-name="ce4" table:formula="of:=1023/[.$B$3]*[.H19]" office:value-type="float" office:value="683.696517412935">
            <text:p>68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71">
            <text:p>0,71</text:p>
          </table:table-cell>
          <table:table-cell office:value-type="float" office:value="1278">
            <text:p>1278</text:p>
          </table:table-cell>
          <table:table-cell office:value-type="float" office:value="1299">
            <text:p>1299</text:p>
          </table:table-cell>
          <table:table-cell office:value-type="float" office:value="1319">
            <text:p>1319</text:p>
          </table:table-cell>
          <table:table-cell table:style-name="ce2" table:formula="of:=[.$B$3]/([.$A$3]+[.D20])" office:value-type="float" office:value="0.00055664274842357">
            <text:p>0,000557</text:p>
          </table:table-cell>
          <table:table-cell table:style-name="ce3" table:formula="of:=[.D20]*[.F20]" office:value-type="float" office:value="0.723078930202218">
            <text:p>0,723</text:p>
          </table:table-cell>
          <table:table-cell table:style-name="ce3" table:formula="of:=[.$E$3]*[.G20]" office:value-type="float" office:value="1.80230121408613">
            <text:p>1,802</text:p>
          </table:table-cell>
          <table:table-cell table:style-name="ce4" table:formula="of:=1023/[.$B$3]*[.H20]" office:value-type="float" office:value="720.216461722698">
            <text:p>72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69">
            <text:p>0,69</text:p>
          </table:table-cell>
          <table:table-cell office:value-type="float" office:value="1369">
            <text:p>1369</text:p>
          </table:table-cell>
          <table:table-cell office:value-type="float" office:value="1392">
            <text:p>1392</text:p>
          </table:table-cell>
          <table:table-cell office:value-type="float" office:value="1416">
            <text:p>1416</text:p>
          </table:table-cell>
          <table:table-cell table:style-name="ce2" table:formula="of:=[.$B$3]/([.$A$3]+[.D21])" office:value-type="float" office:value="0.000545609548167093">
            <text:p>0,000546</text:p>
          </table:table-cell>
          <table:table-cell table:style-name="ce3" table:formula="of:=[.D21]*[.F21]" office:value-type="float" office:value="0.759488491048593">
            <text:p>0,759</text:p>
          </table:table-cell>
          <table:table-cell table:style-name="ce3" table:formula="of:=[.$E$3]*[.G21]" office:value-type="float" office:value="1.89305340306142">
            <text:p>1,893</text:p>
          </table:table-cell>
          <table:table-cell table:style-name="ce4" table:formula="of:=1023/[.$B$3]*[.H21]" office:value-type="float" office:value="756.481887238997">
            <text:p>756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67">
            <text:p>0,67</text:p>
          </table:table-cell>
          <table:table-cell office:value-type="float" office:value="1462">
            <text:p>1462</text:p>
          </table:table-cell>
          <table:table-cell office:value-type="float" office:value="1490">
            <text:p>1490</text:p>
          </table:table-cell>
          <table:table-cell office:value-type="float" office:value="1518">
            <text:p>1518</text:p>
          </table:table-cell>
          <table:table-cell table:style-name="ce2" table:formula="of:=[.$B$3]/([.$A$3]+[.D22])" office:value-type="float" office:value="0.000534446764091858">
            <text:p>0,000534</text:p>
          </table:table-cell>
          <table:table-cell table:style-name="ce3" table:formula="of:=[.D22]*[.F22]" office:value-type="float" office:value="0.796325678496869">
            <text:p>0,796</text:p>
          </table:table-cell>
          <table:table-cell table:style-name="ce3" table:formula="of:=[.$E$3]*[.G22]" office:value-type="float" office:value="1.98487146729816">
            <text:p>1,985</text:p>
          </table:table-cell>
          <table:table-cell table:style-name="ce4" table:formula="of:=1023/[.$B$3]*[.H22]" office:value-type="float" office:value="793.173246502353">
            <text:p>793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65">
            <text:p>0,65</text:p>
          </table:table-cell>
          <table:table-cell office:value-type="float" office:value="1559">
            <text:p>1559</text:p>
          </table:table-cell>
          <table:table-cell office:value-type="float" office:value="1591">
            <text:p>1591</text:p>
          </table:table-cell>
          <table:table-cell office:value-type="float" office:value="1623">
            <text:p>1623</text:p>
          </table:table-cell>
          <table:table-cell table:style-name="ce2" table:formula="of:=[.$B$3]/([.$A$3]+[.D23])" office:value-type="float" office:value="0.000523410345532611">
            <text:p>0,000523</text:p>
          </table:table-cell>
          <table:table-cell table:style-name="ce3" table:formula="of:=[.D23]*[.F23]" office:value-type="float" office:value="0.832745859742384">
            <text:p>0,833</text:p>
          </table:table-cell>
          <table:table-cell table:style-name="ce3" table:formula="of:=[.$E$3]*[.G23]" office:value-type="float" office:value="2.0756501280146">
            <text:p>2,076</text:p>
          </table:table-cell>
          <table:table-cell table:style-name="ce4" table:formula="of:=1023/[.$B$3]*[.H23]" office:value-type="float" office:value="829.449250374584">
            <text:p>82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63">
            <text:p>0,63</text:p>
          </table:table-cell>
          <table:table-cell office:value-type="float" office:value="1659">
            <text:p>1659</text:p>
          </table:table-cell>
          <table:table-cell office:value-type="float" office:value="1696">
            <text:p>1696</text:p>
          </table:table-cell>
          <table:table-cell office:value-type="float" office:value="1733">
            <text:p>1733</text:p>
          </table:table-cell>
          <table:table-cell table:style-name="ce2" table:formula="of:=[.$B$3]/([.$A$3]+[.D24])" office:value-type="float" office:value="0.000512409927942354">
            <text:p>0,000512</text:p>
          </table:table-cell>
          <table:table-cell table:style-name="ce3" table:formula="of:=[.D24]*[.F24]" office:value-type="float" office:value="0.869047237790232">
            <text:p>0,869</text:p>
          </table:table-cell>
          <table:table-cell table:style-name="ce3" table:formula="of:=[.$E$3]*[.G24]" office:value-type="float" office:value="2.16613266732789">
            <text:p>2,166</text:p>
          </table:table-cell>
          <table:table-cell table:style-name="ce4" table:formula="of:=1023/[.$B$3]*[.H24]" office:value-type="float" office:value="865.606921357982">
            <text:p>866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61">
            <text:p>0,61</text:p>
          </table:table-cell>
          <table:table-cell office:value-type="float" office:value="1762">
            <text:p>1762</text:p>
          </table:table-cell>
          <table:table-cell office:value-type="float" office:value="1805">
            <text:p>1805</text:p>
          </table:table-cell>
          <table:table-cell office:value-type="float" office:value="1847">
            <text:p>1847</text:p>
          </table:table-cell>
          <table:table-cell table:style-name="ce2" table:formula="of:=[.$B$3]/([.$A$3]+[.D25])" office:value-type="float" office:value="0.000501469147894221">
            <text:p>0,000501</text:p>
          </table:table-cell>
          <table:table-cell table:style-name="ce3" table:formula="of:=[.D25]*[.F25]" office:value-type="float" office:value="0.905151811949069">
            <text:p>0,905</text:p>
          </table:table-cell>
          <table:table-cell table:style-name="ce3" table:formula="of:=[.$E$3]*[.G25]" office:value-type="float" office:value="2.2561246656044">
            <text:p>2,256</text:p>
          </table:table-cell>
          <table:table-cell table:style-name="ce4" table:formula="of:=1023/[.$B$3]*[.H25]" office:value-type="float" office:value="901.568567544257">
            <text:p>902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58">
            <text:p>0,58</text:p>
          </table:table-cell>
          <table:table-cell office:value-type="float" office:value="1867">
            <text:p>1867</text:p>
          </table:table-cell>
          <table:table-cell office:value-type="float" office:value="1915">
            <text:p>1915</text:p>
          </table:table-cell>
          <table:table-cell office:value-type="float" office:value="1963">
            <text:p>1963</text:p>
          </table:table-cell>
          <table:table-cell table:style-name="ce2" table:formula="of:=[.$B$3]/([.$A$3]+[.D26])" office:value-type="float" office:value="0.000490891658676894">
            <text:p>0,000491</text:p>
          </table:table-cell>
          <table:table-cell table:style-name="ce3" table:formula="of:=[.D26]*[.F26]" office:value-type="float" office:value="0.940057526366251">
            <text:p>0,940</text:p>
          </table:table-cell>
          <table:table-cell table:style-name="ce3" table:formula="of:=[.$E$3]*[.G26]" office:value-type="float" office:value="2.34312846124125">
            <text:p>2,343</text:p>
          </table:table-cell>
          <table:table-cell table:style-name="ce4" table:formula="of:=1023/[.$B$3]*[.H26]" office:value-type="float" office:value="936.336099941329">
            <text:p>936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.55">
            <text:p>0,55</text:p>
          </table:table-cell>
          <table:table-cell office:value-type="float" office:value="1919">
            <text:p>1919</text:p>
          </table:table-cell>
          <table:table-cell office:value-type="float" office:value="1970">
            <text:p>1970</text:p>
          </table:table-cell>
          <table:table-cell office:value-type="float" office:value="2020">
            <text:p>2020</text:p>
          </table:table-cell>
          <table:table-cell table:style-name="ce2" table:formula="of:=[.$B$3]/([.$A$3]+[.D27])" office:value-type="float" office:value="0.000485768500948767">
            <text:p>0,000486</text:p>
          </table:table-cell>
          <table:table-cell table:style-name="ce3" table:formula="of:=[.D27]*[.F27]" office:value-type="float" office:value="0.95696394686907">
            <text:p>0,957</text:p>
          </table:table-cell>
          <table:table-cell table:style-name="ce3" table:formula="of:=[.$E$3]*[.G27]" office:value-type="float" office:value="2.38526834518112">
            <text:p>2,385</text:p>
          </table:table-cell>
          <table:table-cell table:style-name="ce4" table:formula="of:=1023/[.$B$3]*[.H27]" office:value-type="float" office:value="953.17559262511">
            <text:p>953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52">
            <text:p>0,52</text:p>
          </table:table-cell>
          <table:table-cell office:value-type="float" office:value="1970">
            <text:p>1970</text:p>
          </table:table-cell>
          <table:table-cell office:value-type="float" office:value="2023">
            <text:p>2023</text:p>
          </table:table-cell>
          <table:table-cell office:value-type="float" office:value="2077">
            <text:p>2077</text:p>
          </table:table-cell>
          <table:table-cell table:style-name="ce2" table:formula="of:=[.$B$3]/([.$A$3]+[.D28])" office:value-type="float" office:value="0.00048093180537291">
            <text:p>0,000481</text:p>
          </table:table-cell>
          <table:table-cell table:style-name="ce3" table:formula="of:=[.D28]*[.F28]" office:value-type="float" office:value="0.972925042269397">
            <text:p>0,973</text:p>
          </table:table-cell>
          <table:table-cell table:style-name="ce3" table:formula="of:=[.$E$3]*[.G28]" office:value-type="float" office:value="2.42505197102969">
            <text:p>2,425</text:p>
          </table:table-cell>
          <table:table-cell table:style-name="ce4" table:formula="of:=1023/[.$B$3]*[.H28]" office:value-type="float" office:value="969.073502485693">
            <text:p>969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45">
            <text:p>0,45</text:p>
          </table:table-cell>
          <table:table-cell office:value-type="float" office:value="2065">
            <text:p>2065</text:p>
          </table:table-cell>
          <table:table-cell office:value-type="float" office:value="2124">
            <text:p>2124</text:p>
          </table:table-cell>
          <table:table-cell office:value-type="float" office:value="2184">
            <text:p>2184</text:p>
          </table:table-cell>
          <table:table-cell table:style-name="ce2" table:formula="of:=[.$B$3]/([.$A$3]+[.D29])" office:value-type="float" office:value="0.000471976401179941">
            <text:p>0,000472</text:p>
          </table:table-cell>
          <table:table-cell table:style-name="ce3" table:formula="of:=[.D29]*[.F29]" office:value-type="float" office:value="1.00247787610619">
            <text:p>1,002</text:p>
          </table:table-cell>
          <table:table-cell table:style-name="ce3" table:formula="of:=[.$E$3]*[.G29]" office:value-type="float" office:value="2.49871351208559">
            <text:p>2,499</text:p>
          </table:table-cell>
          <table:table-cell table:style-name="ce4" table:formula="of:=1023/[.$B$3]*[.H29]" office:value-type="float" office:value="998.509344868578">
            <text:p>999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35">
            <text:p>0,35</text:p>
          </table:table-cell>
          <table:table-cell office:value-type="float" office:value="2145">
            <text:p>2145</text:p>
          </table:table-cell>
          <table:table-cell office:value-type="float" office:value="2211">
            <text:p>2211</text:p>
          </table:table-cell>
          <table:table-cell office:value-type="float" office:value="2277">
            <text:p>2277</text:p>
          </table:table-cell>
          <table:table-cell table:style-name="ce2" table:formula="of:=[.$B$3]/([.$A$3]+[.D30])" office:value-type="float" office:value="0.000464525494465614">
            <text:p>0,000465</text:p>
          </table:table-cell>
          <table:table-cell table:style-name="ce3" table:formula="of:=[.D30]*[.F30]" office:value-type="float" office:value="1.02706586826347">
            <text:p>1,027</text:p>
          </table:table-cell>
          <table:table-cell table:style-name="ce3" table:formula="of:=[.$E$3]*[.G30]" office:value-type="float" office:value="2.56">
            <text:p>2,560</text:p>
          </table:table-cell>
          <table:table-cell table:style-name="ce4" table:formula="of:=1023/[.$B$3]*[.H30]" office:value-type="float" office:value="1023">
            <text:p>1023</text:p>
          </table:table-cell>
        </table:table-row>
        <table:table-row table:style-name="ro1" table:number-rows-repeated="104854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abelle2" table:style-name="ta1">
        <table:table-column table:style-name="co2" table:default-cell-style-name="Default"/>
        <table:table-row table:style-name="ro4">
          <table:table-cell/>
        </table:table-row>
      </table:table>
      <table:table table:name="Tabelle3" table:style-name="ta1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6" number:min-integer-digits="1" number:grouping="true"/>
    </number:number-style>
    <number:number-style style:name="N109">
      <number:number number:decimal-places="3"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rald </meta:initial-creator>
    <meta:creation-date>2012-12-02T17:38:03</meta:creation-date>
    <dc:date>2012-12-02T18:32:10</dc:date>
    <dc:creator>harald </dc:creator>
    <meta:editing-duration>PT48M26S</meta:editing-duration>
    <meta:editing-cycles>9</meta:editing-cycles>
    <meta:generator>LibreOffice/3.5$Linux_X86_64 LibreOffice_project/350m1$Build-2</meta:generator>
    <meta:document-statistic meta:table-count="3" meta:cell-count="23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9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1cm" chart:symbol-height="0.1cm">
        <chart:symbol-image xlink:href="Pictures/20000011000000DD000000DDB1B86C74.svm" xlink:type="simple" xlink:actuate="onLoad"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09">
      <style:chart-properties chart:symbol-type="named-symbol" chart:symbol-name="diamond" chart:symbol-width="0.1cm" chart:symbol-height="0.1cm">
        <chart:symbol-image xlink:href="Pictures/20000011000000DD000000DD6B0E808A.svm" xlink:type="simple" xlink:actuate="onLoad"/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192cm" svg:height="13.637cm" xlink:href=".." xlink:type="simple" chart:class="chart:scatter" chart:column-mapping="0 1" chart:style-name="ch1">
        <chart:title svg:x="8.449cm" svg:y="0.408cm" chart:style-name="ch2">
          <text:p>Kennlinie KTY81-110</text:p>
        </chart:title>
        <chart:legend svg:x="13.441cm" svg:y="10.026cm" style:legend-expansion="custom" chartooo:width="2.272cm" chartooo:height="1.179cm" style:legend-expansion-aspect-ratio="1.92705682782019" chart:style-name="ch3"/>
        <chart:plot-area chart:style-name="ch4" table:cell-range-address="Tabelle1.A7:Tabelle1.A30 Tabelle1.D6:Tabelle1.D30 Tabelle1.H6:Tabelle1.H30" chart:data-source-has-labels="both" svg:x="1.433cm" svg:y="1.248cm" svg:width="17.639cm" svg:height="11.008cm">
          <chartooo:coordinate-region svg:x="1.764cm" svg:y="1.447cm" svg:width="16.209cm" svg:height="10.162cm"/>
          <chart:axis chart:dimension="x" chart:name="primary-x" chart:style-name="ch5" chartooo:axis-type="auto">
            <chart:title svg:x="9.057cm" svg:y="12.528cm" chart:style-name="ch6">
              <text:p>Temperatur [°C]</text:p>
            </chart:title>
            <chart:categories table:cell-range-address="Tabelle1.D6:Tabelle1.D6"/>
          </chart:axis>
          <chart:axis chart:dimension="y" chart:name="primary-y" chart:style-name="ch5">
            <chart:title svg:x="0.45cm" svg:y="8.092cm" chart:style-name="ch7">
              <text:p>Widerstand [Ohm]</text:p>
            </chart:title>
            <chart:grid chart:style-name="ch8" chart:class="major"/>
          </chart:axis>
          <chart:axis chart:dimension="y" chart:name="secondary-y" chart:style-name="ch9">
            <chart:title svg:x="19.495cm" svg:y="8.436cm" chart:style-name="ch7">
              <text:p>Spannung am ADC [V]</text:p>
            </chart:title>
          </chart:axis>
          <chart:series chart:attached-axis="primary-y" chart:style-name="ch10" chart:values-cell-range-address="Tabelle1.D7:Tabelle1.D30" chart:label-cell-address="Tabelle1.D6:Tabelle1.D6" chart:class="chart:scatter">
            <chart:domain table:cell-range-address="Tabelle1.A7:Tabelle1.A30"/>
            <chart:data-point chart:repeated="24"/>
          </chart:series>
          <chart:series chart:attached-axis="secondary-y" chart:style-name="ch11" chart:values-cell-range-address="Tabelle1.H7:Tabelle1.H30" chart:label-cell-address="Tabelle1.H6:Tabelle1.H6" chart:class="chart:scatter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R_Typ</text:p>
                <draw:g>
                  <svg:desc>Tabelle1.D6:Tabelle1.D6</svg:desc>
                </draw:g>
              </table:table-cell>
              <table:table-cell office:value-type="string">
                <text:p>U_ADC</text:p>
                <draw:g>
                  <svg:desc>Tabelle1.H6:Tabelle1.H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_Typ</text:p>
                <draw:g>
                  <svg:desc>Tabelle1.D6:Tabelle1.D6</svg:desc>
                </draw:g>
              </table:table-cell>
              <table:table-cell office:value-type="float" office:value="-55">
                <text:p>-55</text:p>
                <draw:g>
                  <svg:desc>Tabelle1.A7:Tabelle1.A30</svg:desc>
                </draw:g>
              </table:table-cell>
              <table:table-cell office:value-type="float" office:value="490">
                <text:p>490</text:p>
                <draw:g>
                  <svg:desc>Tabelle1.D7:Tabelle1.D30</svg:desc>
                </draw:g>
              </table:table-cell>
              <table:table-cell office:value-type="float" office:value="0.824970661205844">
                <text:p>0.824970661205844</text:p>
                <draw:g>
                  <svg:desc>Tabelle1.H7:Tabelle1.H30</svg:desc>
                </draw:g>
              </table:table-cell>
            </table:table-row>
            <table:table-row>
              <table:table-cell office:value-type="string"/>
              <table:table-cell office:value-type="float" office:value="-50">
                <text:p>-50</text:p>
              </table:table-cell>
              <table:table-cell office:value-type="float" office:value="515">
                <text:p>515</text:p>
              </table:table-cell>
              <table:table-cell office:value-type="float" office:value="0.861379081003893">
                <text:p>0.861379081003893</text:p>
              </table:table-cell>
            </table:table-row>
            <table:table-row>
              <table:table-cell office:value-type="string"/>
              <table:table-cell office:value-type="float" office:value="-40">
                <text:p>-40</text:p>
              </table:table-cell>
              <table:table-cell office:value-type="float" office:value="567">
                <text:p>567</text:p>
              </table:table-cell>
              <table:table-cell office:value-type="float" office:value="0.93560066232067">
                <text:p>0.93560066232067</text:p>
              </table:table-cell>
            </table:table-row>
            <table:table-row>
              <table:table-cell office:value-type="string"/>
              <table:table-cell office:value-type="float" office:value="-30">
                <text:p>-30</text:p>
              </table:table-cell>
              <table:table-cell office:value-type="float" office:value="624">
                <text:p>624</text:p>
              </table:table-cell>
              <table:table-cell office:value-type="float" office:value="1.01469898215345">
                <text:p>1.01469898215345</text:p>
              </table:table-cell>
            </table:table-row>
            <table:table-row>
              <table:table-cell office:value-type="string"/>
              <table:table-cell office:value-type="float" office:value="-20">
                <text:p>-20</text:p>
              </table:table-cell>
              <table:table-cell office:value-type="float" office:value="684">
                <text:p>684</text:p>
              </table:table-cell>
              <table:table-cell office:value-type="float" office:value="1.09551519510879">
                <text:p>1.09551519510879</text:p>
              </table:table-cell>
            </table:table-row>
            <table:table-row>
              <table:table-cell office:value-type="string"/>
              <table:table-cell office:value-type="float" office:value="-10">
                <text:p>-10</text:p>
              </table:table-cell>
              <table:table-cell office:value-type="float" office:value="747">
                <text:p>747</text:p>
              </table:table-cell>
              <table:table-cell office:value-type="float" office:value="1.1777931690694">
                <text:p>1.177793169069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815">
                <text:p>815</text:p>
              </table:table-cell>
              <table:table-cell office:value-type="float" office:value="1.26377396129921">
                <text:p>1.26377396129921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886">
                <text:p>886</text:p>
              </table:table-cell>
              <table:table-cell office:value-type="float" office:value="1.35056699303292">
                <text:p>1.35056699303292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961">
                <text:p>961</text:p>
              </table:table-cell>
              <table:table-cell office:value-type="float" office:value="1.43910833067705">
                <text:p>1.43910833067705</text:p>
              </table:table-cell>
            </table:table-row>
            <table:table-row>
              <table:table-cell office:value-type="string"/>
              <table:table-cell office:value-type="float" office:value="25">
                <text:p>25</text:p>
              </table:table-cell>
              <table:table-cell office:value-type="float" office:value="1000">
                <text:p>1000</text:p>
              </table:table-cell>
              <table:table-cell office:value-type="float" office:value="1.48392919125304">
                <text:p>1.48392919125304</text:p>
              </table:table-cell>
            </table:table-row>
            <table:table-row>
              <table:table-cell office:value-type="string"/>
              <table:table-cell office:value-type="float" office:value="30">
                <text:p>30</text:p>
              </table:table-cell>
              <table:table-cell office:value-type="float" office:value="1040">
                <text:p>1040</text:p>
              </table:table-cell>
              <table:table-cell office:value-type="float" office:value="1.52906252149391">
                <text:p>1.52906252149391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  <table:table-cell office:value-type="float" office:value="1122">
                <text:p>1122</text:p>
              </table:table-cell>
              <table:table-cell office:value-type="float" office:value="1.61903319224772">
                <text:p>1.61903319224772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1209">
                <text:p>1209</text:p>
              </table:table-cell>
              <table:table-cell office:value-type="float" office:value="1.71091210613599">
                <text:p>1.71091210613599</text:p>
              </table:table-cell>
            </table:table-row>
            <table:table-row>
              <table:table-cell office:value-type="string"/>
              <table:table-cell office:value-type="float" office:value="60">
                <text:p>60</text:p>
              </table:table-cell>
              <table:table-cell office:value-type="float" office:value="1299">
                <text:p>1299</text:p>
              </table:table-cell>
              <table:table-cell office:value-type="float" office:value="1.80230121408613">
                <text:p>1.80230121408613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1392">
                <text:p>1392</text:p>
              </table:table-cell>
              <table:table-cell office:value-type="float" office:value="1.89305340306142">
                <text:p>1.89305340306142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1490">
                <text:p>1490</text:p>
              </table:table-cell>
              <table:table-cell office:value-type="float" office:value="1.98487146729816">
                <text:p>1.98487146729816</text:p>
              </table:table-cell>
            </table:table-row>
            <table:table-row>
              <table:table-cell office:value-type="string"/>
              <table:table-cell office:value-type="float" office:value="90">
                <text:p>90</text:p>
              </table:table-cell>
              <table:table-cell office:value-type="float" office:value="1591">
                <text:p>1591</text:p>
              </table:table-cell>
              <table:table-cell office:value-type="float" office:value="2.0756501280146">
                <text:p>2.0756501280146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  <table:table-cell office:value-type="float" office:value="1696">
                <text:p>1696</text:p>
              </table:table-cell>
              <table:table-cell office:value-type="float" office:value="2.16613266732789">
                <text:p>2.16613266732789</text:p>
              </table:table-cell>
            </table:table-row>
            <table:table-row>
              <table:table-cell office:value-type="string"/>
              <table:table-cell office:value-type="float" office:value="110">
                <text:p>110</text:p>
              </table:table-cell>
              <table:table-cell office:value-type="float" office:value="1805">
                <text:p>1805</text:p>
              </table:table-cell>
              <table:table-cell office:value-type="float" office:value="2.2561246656044">
                <text:p>2.2561246656044</text:p>
              </table:table-cell>
            </table:table-row>
            <table:table-row>
              <table:table-cell office:value-type="string"/>
              <table:table-cell office:value-type="float" office:value="120">
                <text:p>120</text:p>
              </table:table-cell>
              <table:table-cell office:value-type="float" office:value="1915">
                <text:p>1915</text:p>
              </table:table-cell>
              <table:table-cell office:value-type="float" office:value="2.34312846124125">
                <text:p>2.34312846124125</text:p>
              </table:table-cell>
            </table:table-row>
            <table:table-row>
              <table:table-cell office:value-type="string"/>
              <table:table-cell office:value-type="float" office:value="125">
                <text:p>125</text:p>
              </table:table-cell>
              <table:table-cell office:value-type="float" office:value="1970">
                <text:p>1970</text:p>
              </table:table-cell>
              <table:table-cell office:value-type="float" office:value="2.38526834518112">
                <text:p>2.38526834518112</text:p>
              </table:table-cell>
            </table:table-row>
            <table:table-row>
              <table:table-cell office:value-type="string"/>
              <table:table-cell office:value-type="float" office:value="130">
                <text:p>130</text:p>
              </table:table-cell>
              <table:table-cell office:value-type="float" office:value="2023">
                <text:p>2023</text:p>
              </table:table-cell>
              <table:table-cell office:value-type="float" office:value="2.42505197102969">
                <text:p>2.42505197102969</text:p>
              </table:table-cell>
            </table:table-row>
            <table:table-row>
              <table:table-cell office:value-type="string"/>
              <table:table-cell office:value-type="float" office:value="140">
                <text:p>140</text:p>
              </table:table-cell>
              <table:table-cell office:value-type="float" office:value="2124">
                <text:p>2124</text:p>
              </table:table-cell>
              <table:table-cell office:value-type="float" office:value="2.49871351208559">
                <text:p>2.49871351208559</text:p>
              </table:table-cell>
            </table:table-row>
            <table:table-row>
              <table:table-cell office:value-type="string"/>
              <table:table-cell office:value-type="float" office:value="150">
                <text:p>150</text:p>
              </table:table-cell>
              <table:table-cell office:value-type="float" office:value="2211">
                <text:p>2211</text:p>
              </table:table-cell>
              <table:table-cell office:value-type="float" office:value="2.56">
                <text:p>2.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